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rif" svg:font-family="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9.844cm" table:align="left"/>
    </style:style>
    <style:style style:name="表格1.A" style:family="table-column">
      <style:table-column-properties style:column-width="19.844cm"/>
    </style:style>
    <style:style style:name="表格1.1" style:family="table-row">
      <style:table-row-properties style:min-row-height="1.058cm"/>
    </style:style>
    <style:style style:name="表格1.A1" style:family="table-cell">
      <style:table-cell-properties style:vertical-align="middle"/>
    </style:style>
    <style:style style:name="表格1.2" style:family="table-row">
      <style:table-row-properties style:min-row-height="0.529cm"/>
    </style:style>
    <style:style style:name="表格2" style:family="table">
      <style:table-properties style:width="18.521cm" table:align="center"/>
    </style:style>
    <style:style style:name="表格2.A" style:family="table-column">
      <style:table-column-properties style:column-width="18.521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999999"/>
    </style:style>
    <style:style style:name="P3" style:family="paragraph" style:parent-style-name="Table_20_Contents">
      <style:text-properties fo:color="#cccccc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style:font-name="serif" fo:font-size="12pt"/>
    </style:style>
    <style:style style:name="T2" style:family="text">
      <style:text-properties style:font-name="serif" fo:font-size="18pt" fo:font-weight="bold"/>
    </style:style>
    <style:style style:name="T3" style:family="text">
      <style:text-properties style:font-name="serif" fo:font-size="7pt"/>
    </style:style>
    <style:style style:name="T4" style:family="text">
      <style:text-properties style:font-name-asian="serif" style:font-size-asian="12pt"/>
    </style:style>
    <style:style style:name="T5" style:family="text">
      <style:text-properties style:font-name-asian="serif" style:font-size-asian="18pt" style:font-weight-asian="bold"/>
    </style:style>
    <style:style style:name="T6" style:family="text">
      <style:text-properties style:font-name-asian="serif" style:font-size-asian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文件操作基地2</text:p>
      <text:p text:style-name="Standard"/>
      <text:p text:style-name="Standard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"><text:span text:style-name="T2">Linux</text:span><text:span text:style-name="T5">下</text:span><text:span text:style-name="T2">C</text:span><text:span text:style-name="T5">语言编程</text:span><text:span text:style-name="T2">--</text:span><text:span text:style-name="T5">文件的操作</text:span></text:p>
          </table:table-cell>
        </table:table-row>
        <table:table-row table:style-name="表格1.2">
          <table:table-cell table:style-name="表格1.A1" office:value-type="string">
            <text:p text:style-name="P2"><text:span text:style-name="T3">http://linuxc.51.net </text:span><text:span text:style-name="T6">作者</text:span><text:span text:style-name="T3">:hoyt (2001-05-08 11:33:15)</text:span></text:p>
            <table:table table:name="表格2" table:style-name="表格2">
              <table:table-column table:style-name="表格2.A"/>
              <table:table-row>
                <table:table-cell office:value-type="string">
                  <text:p text:style-name="P3"><text:span text:style-name="T4">前言</text:span><text:span text:style-name="T1">:  <text:line-break/>    </text:span><text:span text:style-name="T4">我们在这一节将要讨论</text:span><text:span text:style-name="T1">linux</text:span><text:span text:style-name="T4">下文件操作的各个函数</text:span><text:span text:style-name="T1">.  <text:line-break/>1.</text:span><text:span text:style-name="T4">文件的创建和读写  </text:span><text:span text:style-name="T1"><text:line-break/>2.</text:span><text:span text:style-name="T4">文件的各个属性  </text:span><text:span text:style-name="T1"><text:line-break/>3.</text:span><text:span text:style-name="T4">目录文件的操作  </text:span><text:span text:style-name="T1"><text:line-break/>4.</text:span><text:span text:style-name="T4">管道文件  </text:span><text:span text:style-name="T1"><text:line-break/><text:line-break/>-------------------------------------------------------------------------------- <text:line-break/>1</text:span><text:span text:style-name="T4">。文件的创建和读写  </text:span><text:span text:style-name="T1"><text:line-break/>    </text:span><text:span text:style-name="T4">我假设你已经知道了标准级的文件操作的各个函数</text:span><text:span text:style-name="T1">(fopen,fread,fwrite</text:span><text:span text:style-name="T4">等等</text:span><text:span text:style-name="T1">).</text:span><text:span text:style-name="T4">当然如果你不清楚的话也不要着急</text:span><text:span text:style-name="T1">.</text:span><text:span text:style-name="T4">我们讨论的系统级的文件操作实际上是为标准级文件操作服务的</text:span><text:span text:style-name="T1">.  <text:line-break/></text:span><text:span text:style-name="T4">当我们需要打开一个文件进行读写操作的时候</text:span><text:span text:style-name="T1">,</text:span><text:span text:style-name="T4">我们可以使用系统调用函数</text:span><text:span text:style-name="T1">open.</text:span><text:span text:style-name="T4">使用完成以后我们调用另外一个</text:span><text:span text:style-name="T1">close</text:span><text:span text:style-name="T4">函数进行关闭操作</text:span><text:span text:style-name="T1">.  <text:line-break/>#include  <text:line-break/>#include  <text:line-break/>#include  <text:line-break/>#include  <text:line-break/><text:line-break/>int open(const char *pathname,int flags); <text:line-break/>int open(const char *pathname,int flags,mode_t mode); <text:line-break/><text:line-break/>int close(int fd); <text:line-break/><text:line-break/>open</text:span><text:span text:style-name="T4">函数有两个形式</text:span><text:span text:style-name="T1">.</text:span><text:span text:style-name="T4">其中</text:span><text:span text:style-name="T1">pathname</text:span><text:span text:style-name="T4">是我们要打开的文件名</text:span><text:span text:style-name="T1">(</text:span><text:span text:style-name="T4">包含路径名称</text:span><text:span text:style-name="T1">,</text:span><text:span text:style-name="T4">缺省是认为在当前路径下面</text:span><text:span text:style-name="T1">).flags</text:span><text:span text:style-name="T4">可以去下面的一个值或者是几个值的组合</text:span><text:span text:style-name="T1">.  <text:line-break/>O_RDONLY:</text:span><text:span text:style-name="T4">以只读的方式打开文件</text:span><text:span text:style-name="T1">.  <text:line-break/>O_WRONLY:</text:span><text:span text:style-name="T4">以只写的方式打开文件</text:span><text:span text:style-name="T1">.  <text:line-break/>O_RDWR:</text:span><text:span text:style-name="T4">以读写的方式打开文件</text:span><text:span text:style-name="T1">.  <text:line-break/>O_APPEND:</text:span><text:span text:style-name="T4">以追加的方式打开文件</text:span><text:span text:style-name="T1">.  <text:line-break/>O_CREAT:</text:span><text:span text:style-name="T4">创建一个文件</text:span><text:span text:style-name="T1">.  <text:line-break/>O_EXEC:</text:span><text:span text:style-name="T4">如果使用了</text:span><text:span text:style-name="T1">O_CREAT</text:span><text:span text:style-name="T4">而且文件已经存在</text:span><text:span text:style-name="T1">,</text:span><text:span text:style-name="T4">就会发生一个错误</text:span><text:span text:style-name="T1">.  <text:line-break/>O_NOBLOCK:</text:span><text:span text:style-name="T4">以非阻塞的方式打开一个文件</text:span><text:span text:style-name="T1">.  <text:line-break/>O_TRUNC:</text:span><text:span text:style-name="T4">如果文件已经存在</text:span><text:span text:style-name="T1">,</text:span><text:span text:style-name="T4">则删除文件的内容</text:span><text:span text:style-name="T1">.  <text:line-break/></text:span><text:span text:style-name="T4">前面三个标志只能使用任意的一个</text:span><text:span text:style-name="T1">.</text:span><text:span text:style-name="T4">如果使用了</text:span><text:span text:style-name="T1">O_CREATE</text:span><text:span text:style-name="T4">标志</text:span><text:span text:style-name="T1">,</text:span><text:span text:style-name="T4">那么我们要使用</text:span><text:span text:style-name="T1">open</text:span><text:span text:style-name="T4">的第二种形式</text:span><text:span text:style-name="T1">.</text:span><text:span text:style-name="T4">还要指定</text:span><text:span text:style-name="T1">mode</text:span><text:span text:style-name="T4">标志</text:span><text:span text:style-name="T1">,</text:span><text:span text:style-name="T4">用来表示文件的访问权限</text:span><text:span text:style-name="T1">.mode</text:span><text:span text:style-name="T4">可以是以下情况的组合</text:span><text:span text:style-name="T1">.  <text:line-break/>----------------------------------------------------------------- <text:line-break/>S_IRUSR </text:span><text:span text:style-name="T4">用户可以读 </text:span><text:span text:style-name="T1">S_IWUSR </text:span><text:span text:style-name="T4">用户可以写 </text:span><text:span text:style-name="T1"><text:line-break/>S_IXUSR </text:span><text:span text:style-name="T4">用户可以执行 </text:span><text:span text:style-name="T1">S_IRWXU </text:span><text:span text:style-name="T4">用户可以读写执行 </text:span><text:span text:style-name="T1"><text:line-break/>----------------------------------------------------------------- <text:line-break/></text:span><text:soft-page-break/><text:span text:style-name="T1">S_IRGRP </text:span><text:span text:style-name="T4">组可以读 </text:span><text:span text:style-name="T1">S_IWGRP </text:span><text:span text:style-name="T4">组可以写 </text:span><text:span text:style-name="T1"><text:line-break/>S_IXGRP </text:span><text:span text:style-name="T4">组可以执行 </text:span><text:span text:style-name="T1">S_IRWXG </text:span><text:span text:style-name="T4">组可以读写执行 </text:span><text:span text:style-name="T1"><text:line-break/>----------------------------------------------------------------- <text:line-break/>S_IROTH         </text:span><text:span text:style-name="T4">其他人可以读    </text:span><text:span text:style-name="T1">S_IWOTH         </text:span><text:span text:style-name="T4">其他人可以写 </text:span><text:span text:style-name="T1"><text:line-break/>S_IXOTH         </text:span><text:span text:style-name="T4">其他人可以执行  </text:span><text:span text:style-name="T1">S_IRWXO         </text:span><text:span text:style-name="T4">其他人可以读写执行 </text:span><text:span text:style-name="T1"><text:line-break/>----------------------------------------------------------------- <text:line-break/>S_ISUID </text:span><text:span text:style-name="T4">设置用户执行</text:span><text:span text:style-name="T1">ID  S_ISGID </text:span><text:span text:style-name="T4">设置组的执行</text:span><text:span text:style-name="T1">ID <text:line-break/>----------------------------------------------------------------- <text:line-break/></text:span><text:span text:style-name="T4">我们也可以用数字来代表各个位的标志</text:span><text:span text:style-name="T1">.Linux</text:span><text:span text:style-name="T4">总共用</text:span><text:span text:style-name="T1">5</text:span><text:span text:style-name="T4">个数字来表示文件的各种权限</text:span><text:span text:style-name="T1">. <text:line-break/>00000.</text:span><text:span text:style-name="T4">第一位表示设置用户</text:span><text:span text:style-name="T1">ID.</text:span><text:span text:style-name="T4">第二位表示设置组</text:span><text:span text:style-name="T1">ID,</text:span><text:span text:style-name="T4">第三位表示用户自己的权限位</text:span><text:span text:style-name="T1">,</text:span><text:span text:style-name="T4">第四位表示组的权限</text:span><text:span text:style-name="T1">,</text:span><text:span text:style-name="T4">最后一位表示其他人的权限</text:span><text:span text:style-name="T1">. <text:line-break/></text:span><text:span text:style-name="T4">每个数字可以取</text:span><text:span text:style-name="T1">1(</text:span><text:span text:style-name="T4">执行权限</text:span><text:span text:style-name="T1">),2(</text:span><text:span text:style-name="T4">写权限</text:span><text:span text:style-name="T1">),4(</text:span><text:span text:style-name="T4">读权限</text:span><text:span text:style-name="T1">),0(</text:span><text:span text:style-name="T4">什么也没有</text:span><text:span text:style-name="T1">)</text:span><text:span text:style-name="T4">或者是这几个值的和</text:span><text:span text:style-name="T1">. <text:line-break/></text:span><text:span text:style-name="T4">比如我们要创建一个用户读写执行</text:span><text:span text:style-name="T1">,</text:span><text:span text:style-name="T4">组没有权限</text:span><text:span text:style-name="T1">,</text:span><text:span text:style-name="T4">其他人读执行的文件</text:span><text:span text:style-name="T1">.</text:span><text:span text:style-name="T4">设置用户</text:span><text:span text:style-name="T1">ID</text:span><text:span text:style-name="T4">位那么我们可以使用的模式是</text:span><text:span text:style-name="T1">--1(</text:span><text:span text:style-name="T4">设置用户</text:span><text:span text:style-name="T1">ID)0(</text:span><text:span text:style-name="T4">组没有设置</text:span><text:span text:style-name="T1">)7(1+2+4)0(</text:span><text:span text:style-name="T4">没有权限</text:span><text:span text:style-name="T1">,</text:span><text:span text:style-name="T4">使用缺省</text:span><text:span text:style-name="T1">)5(1+4)</text:span><text:span text:style-name="T4">即</text:span><text:span text:style-name="T1">10705: <text:line-break/>open("temp",O_CREAT,10705); <text:line-break/></text:span><text:span text:style-name="T4">如果我们打开文件成功</text:span><text:span text:style-name="T1">,open</text:span><text:span text:style-name="T4">会返回一个文件描述符</text:span><text:span text:style-name="T1">.</text:span><text:span text:style-name="T4">我们以后对文件的所有操作就可以对这个文件描述符进行操作了</text:span><text:span text:style-name="T1">. <text:line-break/></text:span><text:span text:style-name="T4">当我们操作完成以后</text:span><text:span text:style-name="T1">,</text:span><text:span text:style-name="T4">我们要关闭文件了</text:span><text:span text:style-name="T1">,</text:span><text:span text:style-name="T4">只要调用</text:span><text:span text:style-name="T1">close</text:span><text:span text:style-name="T4">就可以了</text:span><text:span text:style-name="T1">,</text:span><text:span text:style-name="T4">其中</text:span><text:span text:style-name="T1">fd</text:span><text:span text:style-name="T4">是我们要关闭的文件描述符</text:span><text:span text:style-name="T1">. <text:line-break/></text:span><text:span text:style-name="T4">文件打开了以后</text:span><text:span text:style-name="T1">,</text:span><text:span text:style-name="T4">我们就要对文件进行读写了</text:span><text:span text:style-name="T1">.</text:span><text:span text:style-name="T4">我们可以调用函数</text:span><text:span text:style-name="T1">read</text:span><text:span text:style-name="T4">和</text:span><text:span text:style-name="T1">write</text:span><text:span text:style-name="T4">进行文件的读写</text:span><text:span text:style-name="T1">. <text:line-break/>#include  <text:line-break/><text:line-break/>ssize_t  read(int fd, void *buffer,size_t count); <text:line-break/>ssize_t write(int fd, const void *buffer,size_t count); <text:line-break/><text:line-break/>fd</text:span><text:span text:style-name="T4">是我们要进行读写操作的文件描述符</text:span><text:span text:style-name="T1">,buffer</text:span><text:span text:style-name="T4">是我们要写入文件内容或读出文件内容的内存地址</text:span><text:span text:style-name="T1">.count</text:span><text:span text:style-name="T4">是我们要读写的字节数</text:span><text:span text:style-name="T1">. <text:line-break/></text:span><text:span text:style-name="T4">对于普通的文件</text:span><text:span text:style-name="T1">read</text:span><text:span text:style-name="T4">从指定的文件</text:span><text:span text:style-name="T1">(fd)</text:span><text:span text:style-name="T4">中读取</text:span><text:span text:style-name="T1">count</text:span><text:span text:style-name="T4">字节到</text:span><text:span text:style-name="T1">buffer</text:span><text:span text:style-name="T4">缓冲区中</text:span><text:span text:style-name="T1">(</text:span><text:span text:style-name="T4">记住我们必须提供一个足够大的缓冲区</text:span><text:span text:style-name="T1">),</text:span><text:span text:style-name="T4">同时返回</text:span><text:span text:style-name="T1">count. <text:line-break/></text:span><text:span text:style-name="T4">如果</text:span><text:span text:style-name="T1">read</text:span><text:span text:style-name="T4">读到了文件的结尾或者被一个信号所中断</text:span><text:span text:style-name="T1">,</text:span><text:span text:style-name="T4">返回值会小于</text:span><text:span text:style-name="T1">count.</text:span><text:span text:style-name="T4">如果是由信号中断引起返回</text:span><text:span text:style-name="T1">,</text:span><text:span text:style-name="T4">而且没有返回数据</text:span><text:span text:style-name="T1">,read</text:span><text:span text:style-name="T4">会返回</text:span><text:span text:style-name="T1">-1,</text:span><text:span text:style-name="T4">且设置</text:span><text:span text:style-name="T1">errno</text:span><text:span text:style-name="T4">为</text:span><text:span text:style-name="T1">EINTR.</text:span><text:span text:style-name="T4">当程序读到了文件结尾的时候</text:span><text:span text:style-name="T1">,read</text:span><text:span text:style-name="T4">会返回</text:span><text:span text:style-name="T1">0. <text:line-break/>write</text:span><text:span text:style-name="T4">从</text:span><text:span text:style-name="T1">buffer</text:span><text:span text:style-name="T4">中写</text:span><text:span text:style-name="T1">count</text:span><text:span text:style-name="T4">字节到文件</text:span><text:span text:style-name="T1">fd</text:span><text:span text:style-name="T4">中</text:span><text:span text:style-name="T1">,</text:span><text:span text:style-name="T4">成功时返回实际所写的字节数</text:span><text:span text:style-name="T1">. <text:line-break/></text:span><text:span text:style-name="T4">下面我们学习一个实例</text:span><text:span text:style-name="T1">,</text:span><text:span text:style-name="T4">这个实例用来拷贝文件</text:span><text:span text:style-name="T1">. <text:line-break/><text:line-break/>#include  <text:line-break/>#include  <text:line-break/>#include  <text:line-break/>#include  <text:line-break/>#include  <text:line-break/>#include  <text:line-break/>#include  <text:line-break/><text:line-break/>#define BUFFER_SIZE 1024 <text:line-break/><text:line-break/>int main(int argc,char **argv) <text:line-break/></text:span><text:soft-page-break/><text:span text:style-name="T1">{ <text:line-break/>  <text:line-break/> int from_fd,to_fd; <text:line-break/> int bytes_read,bytes_write; <text:line-break/> char buffer[BUFFER_SIZE]; <text:line-break/> char *ptr; <text:line-break/><text:line-break/> if(argc!=3) <text:line-break/>  { <text:line-break/>fprintf(stderr,"Usage:%s fromfile tofile\n\a",argv[0]); <text:line-break/>exit(1); <text:line-break/>  } <text:line-break/><text:line-break/>/* </text:span><text:span text:style-name="T4">打开源文件 </text:span><text:span text:style-name="T1">*/ <text:line-break/><text:line-break/> if((from_fd=open(argv[1],O_RDONLY))==-1) <text:line-break/>  { <text:line-break/>fprintf(stderr,"Open %s Error:%s\n",argv[1],strerror(errno)); <text:line-break/>exit(1); <text:line-break/> } <text:line-break/><text:line-break/>/* </text:span><text:span text:style-name="T4">创建目的文件 </text:span><text:span text:style-name="T1">*/ <text:line-break/><text:line-break/> if((to_fd=open(argv[2],O_WRONLY|O_CREAT,S_IRUSR|S_IWUSR))==-1) <text:line-break/>  { <text:line-break/>        fprintf(stderr,"Open %s Error:%s\n",argv[2],strerror(errno)); <text:line-break/>        exit(1); <text:line-break/> } <text:line-break/>  <text:line-break/>/* </text:span><text:span text:style-name="T4">以下代码是一个经典的拷贝文件的代码 </text:span><text:span text:style-name="T1">*/ <text:line-break/><text:line-break/> while(bytes_read=read(from_fd,buffer,BUFFER_SIZE)) <text:line-break/> { <text:line-break/>/* </text:span><text:span text:style-name="T4">一个致命的错误发生了 </text:span><text:span text:style-name="T1">*/ <text:line-break/>   if((bytes_read==-1)&amp;&amp;(errno!=EINTR)) break; <text:line-break/>   else if(bytes_read&gt;0) <text:line-break/>       { <text:line-break/>  ptr=buffer; <text:line-break/>  while(bytes_write=write(to_fd,ptr,bytes_read)) <text:line-break/>   { <text:line-break/>/* </text:span><text:span text:style-name="T4">一个致命错误发生了 </text:span><text:span text:style-name="T1">*/ <text:line-break/>     if((bytes_write==-1)&amp;&amp;(errno!=EINTR))break; <text:line-break/>/* </text:span><text:span text:style-name="T4">写完了所有读的字节 </text:span><text:span text:style-name="T1">*/ <text:line-break/>     else if(bytes_write==bytes_read) break; <text:line-break/>/* </text:span><text:span text:style-name="T4">只写了一部分</text:span><text:span text:style-name="T1">,</text:span><text:span text:style-name="T4">继续写 </text:span><text:span text:style-name="T1">*/ <text:line-break/>     else if(bytes_write&gt;0) <text:line-break/>           { <text:line-break/>      ptr+=bytes_write; <text:line-break/>   bytes_read-=bytes_write; <text:line-break/>          } <text:line-break/></text:span><text:soft-page-break/><text:span text:style-name="T1">          } <text:line-break/>/* </text:span><text:span text:style-name="T4">写的时候发生的致命错误 </text:span><text:span text:style-name="T1">*/ <text:line-break/>         if(bytes_write==-1)break; <text:line-break/><text:line-break/>       } <text:line-break/>  } <text:line-break/> close(from_fd); <text:line-break/> close(to_fd); <text:line-break/> exit(0); <text:line-break/>} <text:line-break/><text:line-break/>2</text:span><text:span text:style-name="T4">。文件的各个属性 </text:span><text:span text:style-name="T1"><text:line-break/>    </text:span><text:span text:style-name="T4">文件具有各种各样的属性</text:span><text:span text:style-name="T1">,</text:span><text:span text:style-name="T4">除了我们上面所知道的文件权限以外</text:span><text:span text:style-name="T1">,</text:span><text:span text:style-name="T4">文件还有创建时间</text:span><text:span text:style-name="T1">,</text:span><text:span text:style-name="T4">大小等等属性</text:span><text:span text:style-name="T1">.<text:line-break/></text:span><text:span text:style-name="T4">有时侯我们要判断文件是否可以进行某种操作</text:span><text:span text:style-name="T1">(</text:span><text:span text:style-name="T4">读</text:span><text:span text:style-name="T1">,</text:span><text:span text:style-name="T4">写等等</text:span><text:span text:style-name="T1">).</text:span><text:span text:style-name="T4">这个时候我们可以使用</text:span><text:span text:style-name="T1">access</text:span><text:span text:style-name="T4">函数</text:span><text:span text:style-name="T1">. <text:line-break/>#include  <text:line-break/><text:line-break/>int access(const char *pathname,int mode); <text:line-break/><text:line-break/>pathname:</text:span><text:span text:style-name="T4">是文件名称</text:span><text:span text:style-name="T1">,mode</text:span><text:span text:style-name="T4">是我们要判断的属性</text:span><text:span text:style-name="T1">.</text:span><text:span text:style-name="T4">可以取以下值或者是他们的组合</text:span><text:span text:style-name="T1">. <text:line-break/>R_OK</text:span><text:span text:style-name="T4">文件可以读</text:span><text:span text:style-name="T1">,W_OK</text:span><text:span text:style-name="T4">文件可以写</text:span><text:span text:style-name="T1">,X_OK</text:span><text:span text:style-name="T4">文件可以执行</text:span><text:span text:style-name="T1">,F_OK</text:span><text:span text:style-name="T4">文件存在</text:span><text:span text:style-name="T1">.</text:span><text:span text:style-name="T4">当我们测试成功时</text:span><text:span text:style-name="T1">,</text:span><text:span text:style-name="T4">函数返回</text:span><text:span text:style-name="T1">0,</text:span><text:span text:style-name="T4">否则如果有一个条件不符时</text:span><text:span text:style-name="T1">,</text:span><text:span text:style-name="T4">返回</text:span><text:span text:style-name="T1">-1. <text:line-break/></text:span><text:span text:style-name="T4">如果我们要获得文件的其他属性</text:span><text:span text:style-name="T1">,</text:span><text:span text:style-name="T4">我们可以使用函数</text:span><text:span text:style-name="T1">stat</text:span><text:span text:style-name="T4">或者</text:span><text:span text:style-name="T1">fstat. <text:line-break/>#include  <text:line-break/>#include  <text:line-break/><text:line-break/>int stat(const char *file_name,struct stat *buf); <text:line-break/>int fstat(int filedes,struct stat *buf); <text:line-break/><text:line-break/>struct stat { <text:line-break/>dev_t st_dev; /* </text:span><text:span text:style-name="T4">设备   </text:span><text:span text:style-name="T1">*/ <text:line-break/>ino_t st_ino; /* </text:span><text:span text:style-name="T4">节点   </text:span><text:span text:style-name="T1">*/ <text:line-break/>mode_t st_mode; /* </text:span><text:span text:style-name="T4">模式   </text:span><text:span text:style-name="T1">*/ <text:line-break/>nlink_t st_nlink; /* </text:span><text:span text:style-name="T4">硬连接 </text:span><text:span text:style-name="T1">*/ <text:line-break/>uid_t st_uid; /* </text:span><text:span text:style-name="T4">用户</text:span><text:span text:style-name="T1">ID */ <text:line-break/>gid_t st_gid; /* </text:span><text:span text:style-name="T4">组</text:span><text:span text:style-name="T1">ID   */ <text:line-break/>dev_t st_rdev; /* </text:span><text:span text:style-name="T4">设备类型 </text:span><text:span text:style-name="T1">*/ <text:line-break/>off_t st_off; /* </text:span><text:span text:style-name="T4">文件字节数 </text:span><text:span text:style-name="T1">*/ <text:line-break/>unsigned long  st_blksize; /* </text:span><text:span text:style-name="T4">块大小 </text:span><text:span text:style-name="T1">*/ <text:line-break/>unsigned long st_blocks; /* </text:span><text:span text:style-name="T4">块数   </text:span><text:span text:style-name="T1">*/ <text:line-break/>time_t st_atime; /* </text:span><text:span text:style-name="T4">最后一次访问时间 </text:span><text:span text:style-name="T1">*/ <text:line-break/>time_t st_mtime; /* </text:span><text:span text:style-name="T4">最后一次修改时间 </text:span><text:span text:style-name="T1">*/ <text:line-break/>time_t st_ctime; /* </text:span><text:span text:style-name="T4">最后一次改变时间</text:span><text:span text:style-name="T1">(</text:span><text:span text:style-name="T4">指属性</text:span><text:span text:style-name="T1">) */ <text:line-break/>}; <text:line-break/><text:line-break/>stat</text:span><text:span text:style-name="T4">用来判断没有打开的文件</text:span><text:span text:style-name="T1">,</text:span><text:span text:style-name="T4">而</text:span><text:span text:style-name="T1">fstat</text:span><text:span text:style-name="T4">用来判断打开的文件</text:span><text:span text:style-name="T1">.</text:span><text:span text:style-name="T4">我们使用最多的属性是</text:span><text:span text:style-name="T1">st_mode.</text:span><text:span text:style-name="T4">通过着属性我们可以判断给定的文件是一个普通文件还是一个目录</text:span><text:span text:style-name="T1">,</text:span><text:span text:style-name="T4">连接等等</text:span><text:span text:style-name="T1">.</text:span><text:span text:style-name="T4">可以使用下面几个宏来判断</text:span><text:span text:style-name="T1">.</text:span><text:soft-page-break/><text:span text:style-name="T1"> <text:line-break/>S_ISLNK(st_mode):</text:span><text:span text:style-name="T4">是否是一个连接</text:span><text:span text:style-name="T1">.S_ISREG</text:span><text:span text:style-name="T4">是否是一个常规文件</text:span><text:span text:style-name="T1">.S_ISDIR</text:span><text:span text:style-name="T4">是否是一个目录</text:span><text:span text:style-name="T1">S_ISCHR</text:span><text:span text:style-name="T4">是否是一个字符设备</text:span><text:span text:style-name="T1">.S_ISBLK</text:span><text:span text:style-name="T4">是否是一个块设备</text:span><text:span text:style-name="T1">S_ISFIFO</text:span><text:span text:style-name="T4">是否 是一个</text:span><text:span text:style-name="T1">FIFO</text:span><text:span text:style-name="T4">文件</text:span><text:span text:style-name="T1">.S_ISSOCK</text:span><text:span text:style-name="T4">是否是一个</text:span><text:span text:style-name="T1">SOCKET</text:span><text:span text:style-name="T4">文件</text:span><text:span text:style-name="T1">. </text:span><text:span text:style-name="T4">我们会在下面说明如何使用这几个宏的</text:span><text:span text:style-name="T1">. <text:line-break/>3</text:span><text:span text:style-name="T4">。目录文件的操作 </text:span><text:span text:style-name="T1"><text:line-break/>    </text:span><text:span text:style-name="T4">在我们编写程序的时候，有时候会要得到我们当前的工作路径。</text:span><text:span text:style-name="T1">C</text:span><text:span text:style-name="T4">库函数提供了</text:span><text:span text:style-name="T1">getcwd</text:span><text:span text:style-name="T4">来解决这个问题。 </text:span><text:span text:style-name="T1"><text:line-break/>#include  <text:line-break/><text:line-break/>char *getcwd(char *buffer,size_t size); <text:line-break/><text:line-break/></text:span><text:span text:style-name="T4">我们提供一个</text:span><text:span text:style-name="T1">size</text:span><text:span text:style-name="T4">大小的</text:span><text:span text:style-name="T1">buffer,getcwd</text:span><text:span text:style-name="T4">会把我们当前的路径考到</text:span><text:span text:style-name="T1">buffer</text:span><text:span text:style-name="T4">中</text:span><text:span text:style-name="T1">.</text:span><text:span text:style-name="T4">如果</text:span><text:span text:style-name="T1">buffer</text:span><text:span text:style-name="T4">太小</text:span><text:span text:style-name="T1">,</text:span><text:span text:style-name="T4">函数会返回</text:span><text:span text:style-name="T1">-1</text:span><text:span text:style-name="T4">和一个错误号</text:span><text:span text:style-name="T1">. <text:line-break/>Linux</text:span><text:span text:style-name="T4">提供了大量的目录操作函数</text:span><text:span text:style-name="T1">,</text:span><text:span text:style-name="T4">我们学习几个比较简单和常用的函数</text:span><text:span text:style-name="T1">. <text:line-break/>#include  <text:line-break/>#include  <text:line-break/>#include  <text:line-break/>#include  <text:line-break/>#include  <text:line-break/><text:line-break/>int mkdir(const char *path,mode_t mode); <text:line-break/>DIR *opendir(const char *path); <text:line-break/>struct dirent *readdir(DIR *dir); <text:line-break/>void rewinddir(DIR *dir); <text:line-break/>off_t telldir(DIR *dir); <text:line-break/>void  seekdir(DIR *dir,off_t off); <text:line-break/>int closedir(DIR *dir); <text:line-break/><text:line-break/>struct dirent { <text:line-break/>long  d_ino; <text:line-break/>off_t  d_off; <text:line-break/>unsigned short d_reclen; <text:line-break/>char  d_name[NAME_MAX+1]; /* </text:span><text:span text:style-name="T4">文件名称 </text:span><text:span text:style-name="T1">*/ <text:line-break/><text:line-break/>mkdir</text:span><text:span text:style-name="T4">很容易就是我们创建一个目录</text:span><text:span text:style-name="T1">,opendir</text:span><text:span text:style-name="T4">打开一个目录为以后读做准备</text:span><text:span text:style-name="T1">.readdir</text:span><text:span text:style-name="T4">读一个打开的目录</text:span><text:span text:style-name="T1">.rewinddir</text:span><text:span text:style-name="T4">是用来重读目录的和我们学的</text:span><text:span text:style-name="T1">rewind</text:span><text:span text:style-name="T4">函数一样</text:span><text:span text:style-name="T1">.closedir</text:span><text:span text:style-name="T4">是关闭一个目录</text:span><text:span text:style-name="T1">.telldir</text:span><text:span text:style-name="T4">和</text:span><text:span text:style-name="T1">seekdir</text:span><text:span text:style-name="T4">类似与</text:span><text:span text:style-name="T1">ftee</text:span><text:span text:style-name="T4">和</text:span><text:span text:style-name="T1">fseek</text:span><text:span text:style-name="T4">函数</text:span><text:span text:style-name="T1">. <text:line-break/></text:span><text:span text:style-name="T4">下面我们开发一个小程序</text:span><text:span text:style-name="T1">,</text:span><text:span text:style-name="T4">这个程序有一个参数</text:span><text:span text:style-name="T1">.</text:span><text:span text:style-name="T4">如果这个参数是一个文件名</text:span><text:span text:style-name="T1">,</text:span><text:span text:style-name="T4">我们输出这个文件的大小和最后修改的时间</text:span><text:span text:style-name="T1">,</text:span><text:span text:style-name="T4">如果是一个目录我们输出这个目录下所有文件的大小和修改时间</text:span><text:span text:style-name="T1">. <text:line-break/><text:line-break/>#include  <text:line-break/>#include  <text:line-break/>#include  <text:line-break/>#include  <text:line-break/>#include  <text:line-break/>#include  <text:line-break/>#include  <text:line-break/><text:line-break/></text:span><text:soft-page-break/><text:span text:style-name="T1">static int get_file_size_time(const char *filename) <text:line-break/>{ <text:line-break/> struct stat statbuf; <text:line-break/>  <text:line-break/> if(stat(filename,&amp;statbuf)==-1) <text:line-break/>  { <text:line-break/>printf("Get stat on %s Error:%s\n", <text:line-break/>filename,strerror(errno)); <text:line-break/>return(-1); <text:line-break/>  } <text:line-break/>   <text:line-break/> if(S_ISDIR(statbuf.st_mode))return(1); <text:line-break/> if(S_ISREG(statbuf.st_mode)) <text:line-break/>printf("%s size:%ld bytes\tmodified at %s", <text:line-break/>filename,statbuf.st_size,ctime(&amp;statbuf.st_mtime));  <text:line-break/><text:line-break/> return(0); <text:line-break/>} <text:line-break/><text:line-break/>int main(int argc,char **argv) <text:line-break/>{ <text:line-break/> DIR *dirp; <text:line-break/> struct dirent *direntp;  <text:line-break/> int stats; <text:line-break/><text:line-break/> if(argc!=2) <text:line-break/>  { <text:line-break/>printf("Usage:%s filename\n\a",argv[0]); <text:line-break/>exit(1); <text:line-break/>  } <text:line-break/><text:line-break/> if(((stats=get_file_size_time(argv[1]))==0)||(stats==-1))exit(1); <text:line-break/>  <text:line-break/> if((dirp=opendir(argv[1]))==NULL) <text:line-break/> { <text:line-break/>printf("Open Directory %s Error:%s\n", <text:line-break/>argv[1],strerror(errno)); <text:line-break/>exit(1); <text:line-break/> } <text:line-break/><text:line-break/> while((direntp=readdir(dirp))!=NULL) <text:line-break/>   if(get_file_size_time(direntp- <text:line-break/> exit(1); <text:line-break/>} <text:line-break/><text:line-break/>4</text:span><text:span text:style-name="T4">。管道文件 </text:span><text:span text:style-name="T1"><text:line-break/>    Linux</text:span><text:span text:style-name="T4">提供了许多的过滤和重定向程序</text:span><text:span text:style-name="T1">,</text:span><text:span text:style-name="T4">比如</text:span><text:span text:style-name="T1">more cat <text:line-break/></text:span><text:span text:style-name="T4">等等</text:span><text:span text:style-name="T1">.</text:span><text:span text:style-name="T4">还提供了</text:span><text:span text:style-name="T1">&lt; &gt; | &lt;&lt;</text:span><text:span text:style-name="T4">等等重定向操作符</text:span><text:span text:style-name="T1">.</text:span><text:span text:style-name="T4">在这些过滤和重 定向程序当中</text:span><text:span text:style-name="T1">,</text:span><text:span text:style-name="T4">都用到了管道这种特殊的文件</text:span><text:span text:style-name="T1">.</text:span><text:span text:style-name="T4">系统调用</text:span><text:span text:style-name="T1">pipe</text:span><text:span text:style-name="T4">可以创建一个管道</text:span><text:span text:style-name="T1">. <text:line-break/>#include <text:line-break/><text:line-break/></text:span><text:soft-page-break/><text:span text:style-name="T1">int pipe(int fildes[2]); <text:line-break/><text:line-break/>pipe</text:span><text:span text:style-name="T4">调用可以创建一个管道</text:span><text:span text:style-name="T1">(</text:span><text:span text:style-name="T4">通信缓冲区</text:span><text:span text:style-name="T1">).</text:span><text:span text:style-name="T4">当调用成功时</text:span><text:span text:style-name="T1">,</text:span><text:span text:style-name="T4">我们可以访问文件描述符</text:span><text:span text:style-name="T1">fildes[0],fildes[1].</text:span><text:span text:style-name="T4">其中</text:span><text:span text:style-name="T1">fildes[0]</text:span><text:span text:style-name="T4">是用来读的文件描述符</text:span><text:span text:style-name="T1">,</text:span><text:span text:style-name="T4">而</text:span><text:span text:style-name="T1">fildes[1]</text:span><text:span text:style-name="T4">是用来写的文件描述符</text:span><text:span text:style-name="T1">. <text:line-break/></text:span><text:span text:style-name="T4">在实际使用中我们是通过创建一个子进程</text:span><text:span text:style-name="T1">,</text:span><text:span text:style-name="T4">然后一个进程写</text:span><text:span text:style-name="T1">,</text:span><text:span text:style-name="T4">一个进程读来使用的</text:span><text:span text:style-name="T1">. <text:line-break/></text:span><text:span text:style-name="T4">关于进程通信的详细情况请查看进程通信 </text:span><text:span text:style-name="T1"><text:line-break/><text:line-break/>#include  <text:line-break/>#include  <text:line-break/>#include  <text:line-break/>#include  <text:line-break/>#include  <text:line-break/>#include  <text:line-break/>#include  <text:line-break/>#define  BUFFER 255 <text:line-break/><text:line-break/>int main(int argc,char **argv) <text:line-break/>{ <text:line-break/>  char buffer[BUFFER+1]; <text:line-break/>  int fd[2]; <text:line-break/><text:line-break/>  if(argc!=2) <text:line-break/>  { <text:line-break/>fprintf(stderr,"Usage:%s string\n\a",argv[0]); <text:line-break/>exit(1); <text:line-break/>  } <text:line-break/><text:line-break/>  if(pipe(fd)!=0) <text:line-break/>  { <text:line-break/>fprintf(stderr,"Pipe Error:%s\n\a",strerror(errno)); <text:line-break/>exit(1); <text:line-break/>  } <text:line-break/>  if(fork()==0) <text:line-break/>   { <text:line-break/>close(fd[0]); <text:line-break/>printf("Child[%d] Write to pipe\n\a",getpid()); <text:line-break/>snprintf(buffer,BUFFER,"%s",argv[1]); <text:line-break/>write(fd[1],buffer,strlen(buffer)); <text:line-break/>printf("Child[%d] Quit\n\a",getpid()); <text:line-break/>exit(0); <text:line-break/>   } <text:line-break/> else <text:line-break/>  { <text:line-break/>close(fd[1]); <text:line-break/>printf("Parent[%d] Read from pipe\n\a",getpid()); <text:line-break/>memset(buffer,'\0',BUFFER+1); <text:line-break/>read(fd[0],buffer,BUFFER); <text:line-break/>printf("Parent[%d] Read:%s\n",getpid(),buffer); <text:line-break/>   exit(1); <text:line-break/>  } <text:line-break/>} <text:line-break/></text:span><text:soft-page-break/><text:span text:style-name="T1"><text:line-break/></text:span><text:span text:style-name="T4">为了实现重定向操作</text:span><text:span text:style-name="T1">,</text:span><text:span text:style-name="T4">我们需要调用另外一个函数</text:span><text:span text:style-name="T1">dup2. <text:line-break/>#include  <text:line-break/><text:line-break/>int dup2(int oldfd,int newfd); <text:line-break/><text:line-break/>dup2</text:span><text:span text:style-name="T4">将用</text:span><text:span text:style-name="T1">oldfd</text:span><text:span text:style-name="T4">文件描述符来代替</text:span><text:span text:style-name="T1">newfd</text:span><text:span text:style-name="T4">文件描述符</text:span><text:span text:style-name="T1">,</text:span><text:span text:style-name="T4">同时关闭</text:span><text:span text:style-name="T1">newfd</text:span><text:span text:style-name="T4">文件描述符</text:span><text:span text:style-name="T1">.</text:span><text:span text:style-name="T4">也就是说</text:span><text:span text:style-name="T1">, <text:line-break/></text:span><text:span text:style-name="T4">所有向</text:span><text:span text:style-name="T1">newfd</text:span><text:span text:style-name="T4">操作都转到</text:span><text:span text:style-name="T1">oldfd</text:span><text:span text:style-name="T4">上面</text:span><text:span text:style-name="T1">.</text:span><text:span text:style-name="T4">下面我们学习一个例子</text:span><text:span text:style-name="T1">,</text:span><text:span text:style-name="T4">这个例子将标准输出重定向到一个文件</text:span><text:span text:style-name="T1">.<text:line-break/><text:line-break/>#include  <text:line-break/>#include  <text:line-break/>#include  <text:line-break/>#include  <text:line-break/>#include  <text:line-break/>#include  <text:line-break/>#include  <text:line-break/><text:line-break/>#define  BUFFER_SIZE 1024 <text:line-break/><text:line-break/>int main(int argc,char **argv) <text:line-break/>{ <text:line-break/> int fd; <text:line-break/> char buffer[BUFFER_SIZE]; <text:line-break/><text:line-break/> if(argc!=2) <text:line-break/>  { <text:line-break/>fprintf(stderr,"Usage:%s outfilename\n\a",argv[0]); <text:line-break/>exit(1); <text:line-break/>  } <text:line-break/><text:line-break/> if((fd=open(argv[1],O_WRONLY|O_CREAT|O_TRUNC,S_IRUSR|S_IWUSR))==-1) <text:line-break/>  { <text:line-break/>  fprintf(stderr,"Open %s Error:%s\n\a",argv[1],strerror(errno)); <text:line-break/>exit(1); <text:line-break/>  } <text:line-break/><text:line-break/> if(dup2(fd,STDOUT_FILENO)==-1) <text:line-break/>  { <text:line-break/>fprintf(stderr,"Redirect Standard Out Error:%s\n\a",strerror(errno)); <text:line-break/>exit(1); <text:line-break/>  } <text:line-break/><text:line-break/> fprintf(stderr,"Now,please input string"); <text:line-break/> fprintf(stderr,"(To quit use CTRL+D)\n");   <text:line-break/> while(1) <text:line-break/>  { <text:line-break/>    fgets(buffer,BUFFER_SIZE,stdin);  <text:line-break/>    if(feof(stdin))break; <text:line-break/>    write(STDOUT_FILENO,buffer,strlen(buffer)); <text:line-break/> } <text:line-break/></text:span><text:soft-page-break/><text:span text:style-name="T1"> exit(0); <text:line-break/>} <text:line-break/><text:line-break/></text:span><text:span text:style-name="T4">好了</text:span><text:span text:style-name="T1">,</text:span><text:span text:style-name="T4">文件一章我们就暂时先讨论到这里</text:span><text:span text:style-name="T1">,</text:span><text:span text:style-name="T4">学习好了文件的操作我们其实已经可以写出一些比较有用的程序了</text:span><text:span text:style-name="T1">.</text:span><text:span text:style-name="T4">我们可以编写一个实现例如</text:span><text:span text:style-name="T1">dir,mkdir,cp,mv</text:span><text:span text:style-name="T4">等等常用的文件操作命令了</text:span><text:span text:style-name="T1">. <text:line-break/></text:span><text:span text:style-name="T4">想不想自己写几个试一试呢</text:span><text:span text:style-name="T1">? 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表格1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erif" svg:font-family="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2-05-04T09:29:26</meta:creation-date>
    <dc:date>2012-05-04T09:30:14</dc:date>
    <dc:creator>Administrator </dc:creator>
    <meta:editing-duration>PT24S</meta:editing-duration>
    <meta:editing-cycles>2</meta:editing-cycles>
    <meta:generator>LibreOffice/3.5$Linux_x86 LibreOffice_project/350m1$Build-202</meta:generator>
    <meta:document-statistic meta:table-count="2" meta:image-count="0" meta:object-count="0" meta:page-count="9" meta:paragraph-count="4" meta:word-count="1048" meta:character-count="8794" meta:non-whitespace-character-count="8059"/>
  </office:meta>
</office:document-meta>
</file>